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2.887cm" style:rel-column-width="11134*"/>
    </style:style>
    <style:style style:name="Tabla1.B" style:family="table-column">
      <style:table-column-properties style:column-width="4.703cm" style:rel-column-width="18133*"/>
    </style:style>
    <style:style style:name="Tabla1.D" style:family="table-column">
      <style:table-column-properties style:column-width="4.704cm" style:rel-column-width="18135*"/>
    </style:style>
    <style:style style:name="Tabla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1.D1" style:family="table-cell">
      <style:table-cell-properties fo:background-color="#99ccff" fo:padding="0.097cm" fo:border="0.002cm solid #000000">
        <style:background-image/>
      </style:table-cell-properties>
    </style:style>
    <style:style style:name="Tabla1.A2" style:family="table-cell">
      <style:table-cell-properties fo:background-color="#99ccff" fo:padding="0.097cm" fo:border-left="0.002cm solid #000000" fo:border-right="none" fo:border-top="none" fo:border-bottom="0.002cm solid #000000">
        <style:background-image/>
      </style:table-cell-properties>
    </style:style>
    <style:style style:name="Tabla1.B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Century Schoolbook L" fo:font-size="11pt" style:font-size-asian="11pt" style:font-size-complex="11pt"/>
    </style:style>
    <style:style style:name="P2" style:family="paragraph" style:parent-style-name="Standard">
      <style:paragraph-properties fo:text-align="justify" style:justify-single-word="false"/>
      <style:text-properties style:font-name="Century Schoolbook L"/>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fo:background-color="transparent" fo:padding="0cm" fo:border-left="none" fo:border-right="none" fo:border-top="none" fo:border-bottom="0.002cm solid #000000" style:shadow="none">
        <style:background-image/>
      </style:paragraph-properties>
      <style:text-properties style:font-name="Century Schoolbook L"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Standard">
      <style:paragraph-properties fo:text-align="justify" style:justify-single-word="false" fo:background-color="transparent" fo:padding="0cm" fo:border-left="none" fo:border-right="none" fo:border-top="none" fo:border-bottom="0.002cm solid #000000" style:shadow="none">
        <style:background-image/>
      </style:paragraph-properties>
    </style:style>
    <style:style style:name="P6" style:family="paragraph" style:parent-style-name="Standard">
      <style:paragraph-properties fo:text-align="center" style:justify-single-word="false" fo:background-color="#99ccff" style:shadow="none">
        <style:background-image/>
      </style:paragraph-properties>
      <style:text-properties style:font-name="Century Schoolbook L" fo:font-style="italic" fo:font-weight="bold" style:font-style-asian="italic" style:font-weight-asian="bold" style:font-style-complex="italic" style:font-weight-complex="bold"/>
    </style:style>
    <style:style style:name="P7" style:family="paragraph" style:parent-style-name="Table_20_Contents">
      <style:paragraph-properties fo:text-align="justify" style:justify-single-word="false"/>
      <style:text-properties fo:font-size="9pt" style:font-size-asian="9pt" style:font-size-complex="9pt"/>
    </style:style>
    <style:style style:name="P8" style:family="paragraph" style:parent-style-name="Table_20_Contents">
      <style:paragraph-properties fo:text-align="justify" style:justify-single-word="false"/>
      <style:text-properties fo:font-size="9pt" fo:font-weight="bold" style:font-size-asian="9pt" style:font-weight-asian="bold" style:font-size-complex="9pt" style:font-weight-complex="bold"/>
    </style:style>
    <style:style style:name="P9" style:family="paragraph" style:parent-style-name="Standard" style:list-style-name="L1">
      <style:paragraph-properties fo:text-align="justify" style:justify-single-word="false"/>
      <style:text-properties style:font-name="Century Schoolbook L" fo:font-size="11pt" style:font-size-asian="11pt" style:font-size-complex="11pt"/>
    </style:style>
    <style:style style:name="P10" style:family="paragraph" style:parent-style-name="Standard" style:list-style-name="L2">
      <style:paragraph-properties fo:text-align="justify" style:justify-single-word="false"/>
      <style:text-properties style:font-name="Century Schoolbook L" fo:font-size="11pt" style:font-size-asian="11pt" style:font-size-complex="11pt"/>
    </style:style>
    <style:style style:name="P11" style:family="paragraph" style:parent-style-name="Standard" style:list-style-name="L3">
      <style:paragraph-properties fo:text-align="justify" style:justify-single-word="false"/>
      <style:text-properties style:font-name="Century Schoolbook L" fo:font-size="11pt" style:font-size-asian="11pt" style:font-size-complex="11pt"/>
    </style:style>
    <style:style style:name="P12" style:family="paragraph" style:parent-style-name="Standard" style:list-style-name="L4">
      <style:paragraph-properties fo:text-align="justify" style:justify-single-word="false"/>
      <style:text-properties style:font-name="Century Schoolbook L" fo:font-size="11pt" style:font-size-asian="11pt" style:font-size-complex="11pt"/>
    </style:style>
    <style:style style:name="P13" style:family="paragraph" style:parent-style-name="Standard" style:list-style-name="L5">
      <style:paragraph-properties fo:text-align="justify" style:justify-single-word="false"/>
      <style:text-properties style:font-name="Century Schoolbook L" fo:font-size="11pt" style:font-size-asian="11pt" style:font-size-complex="11pt"/>
    </style:style>
    <style:style style:name="P14" style:family="paragraph" style:parent-style-name="Standard" style:list-style-name="L6">
      <style:paragraph-properties fo:text-align="justify" style:justify-single-word="false"/>
      <style:text-properties style:font-name="Century Schoolbook L" fo:font-size="11pt" style:font-size-asian="11pt" style:font-size-complex="11pt"/>
    </style:style>
    <style:style style:name="P15" style:family="paragraph" style:parent-style-name="Standard" style:list-style-name="L7">
      <style:paragraph-properties fo:text-align="justify" style:justify-single-word="false"/>
      <style:text-properties style:font-name="Century Schoolbook L" fo:font-size="11pt" style:font-size-asian="11pt" style:font-size-complex="11pt"/>
    </style:style>
    <style:style style:name="P16" style:family="paragraph" style:parent-style-name="Standard" style:list-style-name="L6">
      <style:paragraph-properties fo:text-align="justify" style:justify-single-word="fals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font-name="Century Schoolbook L" fo:font-size="11pt" fo:font-style="italic" fo:font-weight="bold" style:font-size-asian="11pt" style:font-style-asian="italic" style:font-weight-asian="bold" style:font-size-complex="11pt" style:font-style-complex="italic"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Zonales - StoryBoard – Sistema de Reservas</text:p>
      <text:p text:style-name="P2"/>
      <text:p text:style-name="P4">Objetivo</text:p>
      <text:p text:style-name="P1"/>
      <text:p text:style-name="P1">Crear un Sistema de Reservas de Recursos dentro de Zonales, que pueda ser utilizado por los comercios u organizadores de eventos para poner a disposición de sus clientes la posibilidad de efectuar dichas reservas.</text:p>
      <text:p text:style-name="P1"/>
      <text:p text:style-name="P5"><text:span text:style-name="T2">Descripción</text:span> <text:span text:style-name="T1">del sistema</text:span></text:p>
      <text:p text:style-name="P1"/>
      <text:p text:style-name="P1">El sistema a desarrollar debe permitir:</text:p>
      <text:p text:style-name="P1"/>
      <text:p text:style-name="P1">A los proveedores de recursos:</text:p>
      <text:list xml:id="list646359145" text:style-name="L1">
        <text:list-item>
          <text:p text:style-name="P9">Cargar el local comercial, auditorio, evento, o lo que sea que luego va a contener los recursos con posibilidades de reservar. Esto implica, en el caso de hacer la reserva de forma gráfica, carga la imagen o imágenes correspondientes. También debe poder eliminarse en forma manual o automática (en caso de eventos de una sola ocurrencia).</text:p>
        </text:list-item>
        <text:list-item>
          <text:p text:style-name="P9">Cargar, modificar o eliminar los recursos disponibles. En el caso de una imagen, debe identificarse también los recursos dentro de la misma.</text:p>
        </text:list-item>
        <text:list-item>
          <text:p text:style-name="P9">Carga los Términos y condiciones de la reserva. Esto implica, por ejemplo, si debe abonarse la misma o no, plazo para efectuar el pago, vencimiento de la reserva, condiciones de cancelación, etc. Debería tener campos fijos como los mencionados más un campo de texto para escribir el resto de las condiciones particulares de cada actividad.</text:p>
          <text:list>
            <text:list-item>
              <text:p text:style-name="P9">Por ejemplo, en un restaurante la reserva caducaría en el horario en el cual debía el cliente ocupar la mesa, pero en un espectáculo teatral podría caducar a los 2 días. </text:p>
            </text:list-item>
            <text:list-item>
              <text:p text:style-name="P9">El sistema debería presentar opciones de caducidad de la reserva tales como: </text:p>
              <text:list>
                <text:list-item>
                  <text:p text:style-name="P9">24 horas </text:p>
                </text:list-item>
                <text:list-item>
                  <text:p text:style-name="P9">48 horas </text:p>
                </text:list-item>
                <text:list-item>
                  <text:p text:style-name="P9">etc .etc. </text:p>
                </text:list-item>
                <text:list-item>
                  <text:p text:style-name="P9">Inicio del evento (o algo similar)</text:p>
                </text:list-item>
              </text:list>
            </text:list-item>
          </text:list>
        </text:list-item>
        <text:list-item>
          <text:p text:style-name="P9">Cancelar la disponibilidad de un recurso en cualquier momento (por ejemplo, por venta o reserva del recurso por otros medios).</text:p>
        </text:list-item>
      </text:list>
      <text:p text:style-name="P1"/>
      <text:p text:style-name="P1">A los usuarios del sistema:</text:p>
      <text:list xml:id="list1437944493" text:style-name="L2">
        <text:list-item>
          <text:p text:style-name="P10">El sistema debe presentar a los usuarios diversas formas de localizar el recurso deseado, por ejemplo por proveedor, por fecha, por tipo de evento, por rubro, etc.</text:p>
        </text:list-item>
        <text:list-item>
          <text:p text:style-name="P10">Una vez localizado el recurso, debe permitir al usuario realizar la reserva correspondiente de acuerdo a los términos y condiciones. Debe manejar correctamente los intentos de acceso simultáneos a un mismo recurso.</text:p>
        </text:list-item>
        <text:list-item>
          <text:p text:style-name="P10">Debe entregar un código único de reserva con el cual el usuario posteriormente pueda cancelar la misma, siempre dentro de los pautado dentro de los TyC.</text:p>
        </text:list-item>
      </text:list>
      <text:p text:style-name="P1"/>
      <text:p text:style-name="P1">En esta primera fase, se contempla el uso por parte de los proveedores de los recursos de Zonales como sistema de reservas. No se contempla la integración con sistemas existentes de ventas y reserva de recursos. </text:p>
      <text:p text:style-name="P1"/>
      <text:p text:style-name="P5"><text:span text:style-name="T2">Decisiones</text:span> </text:p>
      <text:p text:style-name="P1"/>
      <text:list xml:id="list1831262244" text:style-name="L3">
        <text:list-item>
          <text:p text:style-name="P11">Trabajar sobre librería AJAX para integración DB + Recursos + Reservas </text:p>
        </text:list-item>
        <text:list-item>
          <text:p text:style-name="P11"><text:soft-page-break/>Condiciones: </text:p>
          <text:list>
            <text:list-item>
              <text:p text:style-name="P11">Lock del recurso coherente. </text:p>
            </text:list-item>
            <text:list-item>
              <text:p text:style-name="P11">Sesión, permanencia, cancelación, etc. </text:p>
            </text:list-item>
          </text:list>
        </text:list-item>
        <text:list-item>
          <text:p text:style-name="P11">Implementar primer versión utilizando imágenes estáticas con coordenadas. </text:p>
        </text:list-item>
        <text:list-item>
          <text:p text:style-name="P11">Evaluar segunda versión con imágenes dinámicas utilizando FLASH/FLEX o JavaFX (360°, zoom de recurso, 3D, redefinición de layout, etc.).</text:p>
        </text:list-item>
      </text:list>
      <text:p text:style-name="P1"/>
      <text:p text:style-name="P1"/>
      <text:p text:style-name="P4">Implicaciones</text:p>
      <text:list xml:id="list1237076831" text:style-name="L4">
        <text:list-item>
          <text:p text:style-name="P12">Tratamiento sobre imagen (foto o plano) del espacio a tratar </text:p>
        </text:list-item>
        <text:list-item>
          <text:p text:style-name="P12">Identificar los recursos en la imagen </text:p>
        </text:list-item>
        <text:list-item>
          <text:p text:style-name="P12">Interactuar sobre los recursos para reserva --&gt; DB y App .</text:p>
        </text:list-item>
      </text:list>
      <text:p text:style-name="P1"/>
      <text:p text:style-name="P5"><text:span text:style-name="T2">Requerimientos</text:span>: </text:p>
      <text:list xml:id="list1979219306" text:style-name="L5">
        <text:list-item>
          <text:p text:style-name="P13">Liviano </text:p>
        </text:list-item>
        <text:list-item>
          <text:p text:style-name="P13">Herramienta para montar imagen + recurso + DB en forma ágil y para legos. </text:p>
        </text:list-item>
        <text:list-item>
          <text:p text:style-name="P13">Compatible con navegadores / plataformas / dispositivos </text:p>
        </text:list-item>
      </text:list>
      <text:p text:style-name="P1"/>
      <text:p text:style-name="P5"><text:span text:style-name="T2">Posibles</text:span> <text:span text:style-name="T1">Herramientas (evaluación interna): </text:span></text:p>
      <text:p text:style-name="P1"/>
      <text:p text:style-name="P3">Tecnologías para interactuar con imágenes</text:p>
      <text:p text:style-name="P3"/>
      <table:table table:name="Tabla1" table:style-name="Tabla1">
        <table:table-column table:style-name="Tabla1.A"/>
        <table:table-column table:style-name="Tabla1.B" table:number-columns-repeated="2"/>
        <table:table-column table:style-name="Tabla1.D"/>
        <table:table-row>
          <table:table-cell table:style-name="Tabla1.A1" office:value-type="string">
            <text:p text:style-name="P8">Tecnología</text:p>
          </table:table-cell>
          <table:table-cell table:style-name="Tabla1.A1" office:value-type="string">
            <text:p text:style-name="P8">Features</text:p>
          </table:table-cell>
          <table:table-cell table:style-name="Tabla1.A1" office:value-type="string">
            <text:p text:style-name="P8">Ventajas</text:p>
          </table:table-cell>
          <table:table-cell table:style-name="Tabla1.D1" office:value-type="string">
            <text:p text:style-name="P8">Desventajas</text:p>
          </table:table-cell>
        </table:table-row>
        <table:table-row>
          <table:table-cell table:style-name="Tabla1.A2" office:value-type="string">
            <text:p text:style-name="P7">HTML + Javascript</text:p>
          </table:table-cell>
          <table:table-cell table:style-name="Tabla1.B2" office:value-type="string">
            <text:p text:style-name="P7">- Utiliza tags html estándares.</text:p>
          </table:table-cell>
          <table:table-cell table:style-name="Tabla1.B2" office:value-type="string">
            <text:p text:style-name="P7">- Performance</text:p>
            <text:p text:style-name="P7">- Simplicidad</text:p>
          </table:table-cell>
          <table:table-cell table:style-name="Tabla1.D2" office:value-type="string">
            <text:p text:style-name="P7">- Requiere el diseño de una imagen previa sobre la cual trabajar.</text:p>
            <text:p text:style-name="P7">- Trabajo con coordenadas algo dificultoso.</text:p>
          </table:table-cell>
        </table:table-row>
        <table:table-row>
          <table:table-cell table:style-name="Tabla1.A2" office:value-type="string">
            <text:p text:style-name="P7">JavaFX</text:p>
          </table:table-cell>
          <table:table-cell table:style-name="Tabla1.B2" office:value-type="string">
            <text:p text:style-name="P7">- Corre sobre JVM previamente parchada.</text:p>
            <text:p text:style-name="P7">- Lenguaje declarativo, orientado al diseño.</text:p>
          </table:table-cell>
          <table:table-cell table:style-name="Tabla1.B2" office:value-type="string">
            <text:p text:style-name="P7">- Simplicidad para desarrollar aplicaciones gráficas.</text:p>
          </table:table-cell>
          <table:table-cell table:style-name="Tabla1.D2" office:value-type="string">
            <text:p text:style-name="P7">- Performance pobre; requiere tunning de la JVM.</text:p>
          </table:table-cell>
        </table:table-row>
        <table:table-row>
          <table:table-cell table:style-name="Tabla1.A2" office:value-type="string">
            <text:p text:style-name="P7">Flash / Flex</text:p>
          </table:table-cell>
          <table:table-cell table:style-name="Tabla1.B2" office:value-type="string">
            <text:p text:style-name="P7">- </text:p>
          </table:table-cell>
          <table:table-cell table:style-name="Tabla1.B2" office:value-type="string">
            <text:p text:style-name="P7">- Integración con HTML y Javascript.</text:p>
          </table:table-cell>
          <table:table-cell table:style-name="Tabla1.D2" office:value-type="string">
            <text:p text:style-name="P7">- No es open source.</text:p>
            <text:p text:style-name="P7">- Contenido más difícil de indexar para los buscadores.</text:p>
            <text:p text:style-name="P7">- Requiere un plug-in específico para ejecutar.</text:p>
          </table:table-cell>
        </table:table-row>
      </table:table>
      <text:p text:style-name="P3"/>
      <text:p text:style-name="P3">Alternativas a flash:</text:p>
      <text:list xml:id="list1910320464" text:style-name="L6">
        <text:list-item>
          <text:p text:style-name="P16">Ktoon - <text:a xlink:type="simple" xlink:href="http://ktoon.toonka.com/">http://ktoon-es.toonka.com/</text:a></text:p>
        </text:list-item>
        <text:list-item>
          <text:p text:style-name="P14">F4L – Flash for Linux</text:p>
        </text:list-item>
        <text:list-item>
          <text:p text:style-name="P14">OpenLazlo</text:p>
        </text:list-item>
      </text:list>
      <text:p text:style-name="P1"/>
      <text:p text:style-name="P1"/>
      <text:p text:style-name="P4">Casos de uso a desarrollar</text:p>
      <text:p text:style-name="P1"/>
      <text:list xml:id="list1806925074" text:style-name="L7">
        <text:list-item>
          <text:p text:style-name="P15">Usuario busca un recurso disponible </text:p>
        </text:list-item>
        <text:list-item>
          <text:p text:style-name="P15">Usuario reserva un recurso </text:p>
        </text:list-item>
        <text:list-item>
          <text:p text:style-name="P15">Usuario cancela una reserva </text:p>
        </text:list-item>
        <text:list-item>
          <text:p text:style-name="P15">Proveedor marca un recurso como disponible </text:p>
        </text:list-item>
        <text:list-item>
          <text:p text:style-name="P15">Proveedor marca un recurso como no disponible </text:p>
        </text:list-item>
        <text:list-item>
          <text:p text:style-name="P15">Proveedor administra locaciones.</text:p>
        </text:list-item>
        <text:list-item>
          <text:p text:style-name="P15">Proveedor administra recurs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uis Aita</meta:initial-creator>
    <meta:creation-date>2009-08-22T18:21:24</meta:creation-date>
    <dc:date>2009-08-24T16:39:29</dc:date>
    <dc:creator>Luis Aita</dc:creator>
    <meta:editing-duration>PT02H22M57S</meta:editing-duration>
    <meta:editing-cycles>6</meta:editing-cycles>
    <meta:generator>OpenOffice.org/3.1$Unix OpenOffice.org_project/310m11$Build-9399</meta:generator>
    <meta:document-statistic meta:table-count="1" meta:image-count="0" meta:object-count="0" meta:page-count="2" meta:paragraph-count="71" meta:word-count="675" meta:character-count="4126"/>
  </office:meta>
</office:document-meta>
</file>